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b0cab" officeooo:paragraph-rsid="001b0cab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1b0cab" officeooo:paragraph-rsid="001b0cab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1cfdf9" officeooo:paragraph-rsid="001cfdf9" style:font-size-asian="16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1d485d" officeooo:paragraph-rsid="001d485d" style:font-size-asian="16pt" style:font-size-complex="16pt"/>
    </style:style>
    <style:style style:name="T1" style:family="text">
      <style:text-properties officeooo:rsid="001cfdf9"/>
    </style:style>
    <style:style style:name="T2" style:family="text">
      <style:text-properties fo:font-variant="normal" fo:text-transform="none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اندرو که همیشه require استفاده می کرد . بعد از ان که از export default استفاده کرد require ها را به import تغییر داد . گفت وقتی از export default استفاده می کنیم باید ان طرف هم از import استفاده کنیم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28T05:32:21.189055283</dc:date>
    <meta:editing-duration>PT5H6M51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1" meta:character-count="202" meta:non-whitespace-character-count="160"/>
  </office:meta>
</office:document-meta>
</file>